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3937in" fo:margin-right="0in" fo:text-indent="-0.3937in" style:auto-text-indent="false"/>
    </style:style>
    <style:style style:name="P2" style:family="paragraph" style:parent-style-name="Text_20_body">
      <style:paragraph-properties fo:margin-left="0.3937in" fo:margin-right="0in" fo:line-height="115%" fo:text-indent="-0.3937in" style:auto-text-indent="false"/>
      <style:text-properties officeooo:rsid="00237281" officeooo:paragraph-rsid="0024bbec"/>
    </style:style>
    <style:style style:name="P3" style:family="paragraph" style:parent-style-name="Text_20_body">
      <style:paragraph-properties fo:margin-left="0.3937in" fo:margin-right="0in" fo:text-indent="-0.3937in" style:auto-text-indent="false" fo:break-before="page"/>
      <style:text-properties officeooo:paragraph-rsid="001e5116"/>
    </style:style>
    <style:style style:name="P4" style:family="paragraph" style:parent-style-name="Text_20_body">
      <style:paragraph-properties fo:margin-left="0.3937in" fo:margin-right="0in" fo:margin-top="0.0398in" fo:margin-bottom="0.1366in" style:contextual-spacing="false" fo:line-height="115%" fo:text-indent="-0.3937in" style:auto-text-indent="false"/>
      <style:text-properties officeooo:rsid="002043e4" officeooo:paragraph-rsid="0022c5c9"/>
    </style:style>
    <style:style style:name="P5" style:family="paragraph" style:parent-style-name="Text_20_body">
      <style:paragraph-properties fo:margin-left="0.3937in" fo:margin-right="0in" fo:margin-top="0.0398in" fo:margin-bottom="0.1366in" style:contextual-spacing="false" fo:line-height="115%" fo:text-indent="-0.3937in" style:auto-text-indent="false"/>
      <style:text-properties officeooo:rsid="00237281" officeooo:paragraph-rsid="0024bbec"/>
    </style:style>
    <style:style style:name="T1" style:family="text">
      <style:text-properties fo:font-style="italic"/>
    </style:style>
    <style:style style:name="T2" style:family="text">
      <style:text-properties officeooo:rsid="002104bc"/>
    </style:style>
    <style:style style:name="T3" style:family="text">
      <style:text-properties officeooo:rsid="0022c5c9"/>
    </style:style>
    <style:style style:name="T4" style:family="text">
      <style:text-properties officeooo:rsid="0024bbec"/>
    </style:style>
    <style:style style:name="T5" style:family="text">
      <style:text-properties officeooo:rsid="0024f5e3"/>
    </style:style>
    <style:style style:name="T6" style:family="text">
      <style:text-properties officeooo:rsid="00264d0c"/>
    </style:style>
    <style:style style:name="T7" style:family="text">
      <style:text-properties officeooo:rsid="002708e5"/>
    </style:style>
    <style:style style:name="T8" style:family="text">
      <style:text-properties officeooo:rsid="0029313a"/>
    </style:style>
    <style:style style:name="T9" style:family="text">
      <style:text-properties officeooo:rsid="002cb8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After hours of html, CSS, javascript and who knows what else, you finally have it: a page you created by yourself. As you bask in that post-website glow, thought<text:span text:style-name="T2">s</text:span> start to creep in. What if people won’t find your website? W<text:span text:style-name="T2">hat can I do to ensure repeat visitors? Was this all for naught? Now, before you allow your spiral to bring you down into the depths of depression, let’s talk SEO. In the following paper, </text:span><text:span text:style-name="T3">I will take you through addressing these worries step-ny-step.</text:span></text:p>
      <text:p text:style-name="P5"><text:tab/><text:tab/>SEO (Search Engine Optimization) will solve (most of) your problems. <text:s/>Allie Decker, on its importance, writes “<text:span text:style-name="T3">On-page SEO is important because it tells Google all about your website and how you provide value to visitors and customers.” <text:s/></text:span>She has sorted the many tips and tricks into 3 main categories: Content elements; HTML elements; Site architecture elements. </text:p>
      <text:p text:style-name="P5"><text:tab/><text:tab/>The first step <text:span text:style-name="T9">is content</text:span> elements – you need to make sure your content is high-quality and includes keywords and topics. It’s important to incorporate short and long-tail words naturally. <text:span text:style-name="T4">Take the perspective of the buyer – what would you want to see here? Take that and run with it. Develop content people will share in other places. <text:s/></text:span></text:p>
      <text:p text:style-name="P5"><text:span text:style-name="T4"><text:tab/><text:tab/>HTML elements refer to the elements in your source code. The title should be short (less than 70 characters) and to the point, while still hosting enough information about the site. It should include your brand, be relevant to the page, and please – ease off the all caps. After the title is sorted out, head</text:span><text:span text:style-name="T6">lines</text:span><text:span text:style-name="T4"> are next. Incorporate important keywords here, </text:span><text:span text:style-name="T5">over including them in the title</text:span><text:span text:style-name="T4">. These will help organize your content, both for the consumer and the computer. </text:span><text:span text:style-name="T5">Make sure that all your images have an “alt-text”. Believe it or not, this tells Google what your images are about and thorough alt-text can land you higher in the ratings when Google is deciding which page to show. The image alt-text should be descriptive and specific, shorter than 125 characters, and don’t use keywords here.</text:span></text:p>
      <text:p text:style-name="P5"><text:tab/><text:tab/><text:span text:style-name="T5">Internal linking, as Allie Decker, describes it, “is the process of hyperlinking to other helpful pages on your website”. It’s a vital part of the site architecture, and will add value to your consumers. </text:span><text:span text:style-name="T6">Linking internally helps keeps people involved and clicking on your website, telling Google that your site is valuable and helpful. As an added bonus, it gives Google more time to crawl and index your site pages.</text:span></text:p>
      <text:p text:style-name="P5"><text:tab/><text:tab/><text:span text:style-name="T6">There are also some things you can do outside your page and even off the internet. You can immerse yourself in the culture – social media, influencers, conventions. </text:span><text:span text:style-name="T7">Interact with the public through your website. If you get a comment, respond. Add social sharing buttons to your posts for easy sharing. </text:span><text:span text:style-name="T6">Get your hands dirty and start looking at creative ways to advertise your website. Interview a local professional – someone who has lived it. Joyce Chou, at Compose.ly, writes “For example, if you're a local security company and you're trying to attract businesses that are new to the area, create a helpful resource to get these businesses well-acquainted with your city. A map of local service providers or a calendar of city-wide events could both provide value for your persona and contain highly relevant on-page local signals”. </text:span><text:span text:style-name="T7">Don’t just leave it to the consumer, bring it to them. </text:span></text:p>
      <text:p text:style-name="P5"><text:soft-page-break/><text:tab/><text:tab/><text:span text:style-name="T7">Once you’ve brought your website to the people, you have to get them to want to keep coming back. </text:span><text:span text:style-name="T8">You want them to enjoy their first experience so much that they’ll return. Showcase new and old products in a “Best Of” section, while keeping track of what the consumer has been looking at and including a personalized “Last Viewed” section as well. Make sure your site is usable - on a computer, a tablet, and a phone. You want to entice your consumers to stay on the page for longer. Soon, you’ll start seeing return traffic. You may want to think about implementing a loyalty program. It’s a great way to reward your most loyal consumers. You could offer “freebies” or provide a customer discount. You will end up making your costumer important, which is just a way of saying “thank you”. Thank you for visiting, and thank you for being a consumer.</text:span></text:p>
      <text:p text:style-name="P2"><text:tab/><text:tab/></text:p>
      <text:p text:style-name="P3">Baker, Loren. “20 Years of SEO: A Brief History of Search Engine Optimization.” <text:span text:style-name="T1">Search Engine Journal</text:span>, 27 Feb. 2021, https://www.searchenginejournal.com/seo-guide/seo-history/#close. </text:p>
      <text:p text:style-name="P1">Bodnar, Kipp. “The Abcs of off-Page Seo Tactics.” <text:span text:style-name="T1">HubSpot Blog</text:span>, 20 Oct. 2016, https://blog.hubspot.com/blog/tabid/6307/bid/6487/The-ABCs-of-Off-Page-SEO-Tactics.aspx. </text:p>
      <text:p text:style-name="P1">Brink, Christian. “Keep Visitors Coming Back to Your Website with These 5 Tips - AddthisChr.” <text:span text:style-name="T1">AddThis Academy</text:span>, 18 Mar. 2019, https://www.addthis.com/academy/5-ways-to-keep-visitors-coming-back-to-your-website/. </text:p>
      <text:p text:style-name="P1">Chou, Joyce. “Top 20 Ways to Drive Traffic to Your Website (2021 Edition).” <text:span text:style-name="T1">Compose.ly</text:span>, 5 Jan. 2021, https://compose.ly/strategy/drive-traffic-to-your-website/. </text:p>
      <text:p text:style-name="P1">Decker, Allie. “The Ultimate Guide to on-Page SEO in 2021.” <text:span text:style-name="T1">HubSpot Blog</text:span>, 2 July 2021, https://blog.hubspot.com/blog/tabid/6307/bid/33655/a-step-by-step-guide-to-flawless-on-page-seo-free-template.aspx. </text:p>
      <text:p text:style-name="P1">Smith, Kelsey. “A Comprehensive Guide to Local SEO in 2021.” <text:span text:style-name="T1">HubSpot Blog</text:span>, 24 Feb. 2021, https://blog.hubspot.com/marketing/local-seo.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4:01:47.836000000</meta:creation-date>
    <dc:date>2021-12-15T15:08:51.557000000</dc:date>
    <meta:editing-duration>PT1H11M21S</meta:editing-duration>
    <meta:editing-cycles>7</meta:editing-cycles>
    <meta:generator>LibreOffice/7.0.5.2$Windows_X86_64 LibreOffice_project/64390860c6cd0aca4beafafcfd84613dd9dfb63a</meta:generator>
    <meta:document-statistic meta:table-count="0" meta:image-count="0" meta:object-count="0" meta:page-count="3" meta:paragraph-count="14" meta:word-count="807" meta:character-count="5207" meta:non-whitespace-character-count="4380"/>
  </office:meta>
</office:document-meta>
</file>